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7.581cm"/>
    </style:style>
    <style:style style:name="co2" style:family="table-column">
      <style:table-column-properties fo:break-before="auto" style:column-width="3.376cm"/>
    </style:style>
    <style:style style:name="co3" style:family="table-column">
      <style:table-column-properties fo:break-before="auto" style:column-width="2.568cm"/>
    </style:style>
    <style:style style:name="co4" style:family="table-column">
      <style:table-column-properties fo:break-before="auto" style:column-width="2.976cm"/>
    </style:style>
    <style:style style:name="co5" style:family="table-column">
      <style:table-column-properties fo:break-before="auto" style:column-width="4.429cm"/>
    </style:style>
    <style:style style:name="co6" style:family="table-column">
      <style:table-column-properties fo:break-before="auto" style:column-width="3.494cm"/>
    </style:style>
    <style:style style:name="co7" style:family="table-column">
      <style:table-column-properties fo:break-before="auto" style:column-width="3.194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UV Data" table:style-name="ta1">
        <table:shapes>
          <draw:frame draw:z-index="0" draw:style-name="gr1" draw:text-style-name="P1" svg:width="16.009cm" svg:height="9.006cm" svg:x="20.395cm" svg:y="11.365cm">
            <draw:object draw:notify-on-update-of-ranges="'AUV Data'.N2:'AUV Data'.N16 'AUV Data'.L2:'AUV Data'.L16 'AUV Data'.N17:'AUV Data'.N22 'AUV Data'.L17:'AUV Data'.L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4" table:default-cell-style-name="ce2"/>
        <table:table-column table:style-name="co5" table:default-cell-style-name="ce2"/>
        <table:table-column table:style-name="co3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3" table:default-cell-style-name="ce2"/>
        <table:table-column table:style-name="co8" table:number-columns-repeated="1010" table:default-cell-style-name="Default"/>
        <table:table-row table:style-name="ro1"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Length</text:p>
          </table:table-cell>
          <table:table-cell table:style-name="ce1" office:value-type="string" calcext:value-type="string">
            <text:p>Diameter</text:p>
          </table:table-cell>
          <table:table-cell table:style-name="ce1" office:value-type="string" calcext:value-type="string">
            <text:p>Number Thrusters</text:p>
          </table:table-cell>
          <table:table-cell table:style-name="ce1" office:value-type="string" calcext:value-type="string">
            <text:p>Number Blades</text:p>
          </table:table-cell>
          <table:table-cell table:style-name="ce1" office:value-type="string" calcext:value-type="string">
            <text:p>Velocity [m/s]</text:p>
          </table:table-cell>
          <table:table-cell table:style-name="ce1" office:value-type="string" calcext:value-type="string">
            <text:p>Shaft RPM [rpm]</text:p>
          </table:table-cell>
          <table:table-cell table:style-name="ce1" office:value-type="string" calcext:value-type="string">
            <text:p>Omega [rps]</text:p>
          </table:table-cell>
          <table:table-cell table:style-name="ce1" office:value-type="string" calcext:value-type="string">
            <text:p>Prop Diameter [mm]</text:p>
          </table:table-cell>
          <table:table-cell table:style-name="ce1" office:value-type="string" calcext:value-type="string">
            <text:p>Prop Diameter [m]</text:p>
          </table:table-cell>
          <table:table-cell table:style-name="ce1" office:value-type="string" calcext:value-type="string">
            <text:p>Re</text:p>
          </table:table-cell>
          <table:table-cell table:style-name="ce1" office:value-type="string" calcext:value-type="string">
            <text:p>J</text:p>
          </table:table-cell>
          <table:table-cell table:style-name="ce1" office:value-type="string" calcext:value-type="string">
            <text:p>Jw</text:p>
          </table:table-cell>
          <table:table-cell table:style-name="ce1" table:number-columns-repeated="1010"/>
        </table:table-row>
        <table:table-row table:style-name="ro1">
          <table:table-cell office:value-type="string" calcext:value-type="string">
            <text:p>Australian Maritime College</text:p>
          </table:table-cell>
          <table:table-cell office:value-type="string" calcext:value-type="string">
            <text:p>AMC Explorer</text:p>
          </table:table-cell>
          <table:table-cell office:value-type="float" office:value="6.6" calcext:value-type="float">
            <text:p>6.6</text:p>
          </table:table-cell>
          <table:table-cell office:value-type="float" office:value="0.74" calcext:value-type="float">
            <text:p>0.7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001572" calcext:value-type="float">
            <text:p>1.001572</text:p>
          </table:table-cell>
          <table:table-cell office:value-type="float" office:value="123.6" calcext:value-type="float">
            <text:p>123.6</text:p>
          </table:table-cell>
          <table:table-cell table:formula="of:=[.H2]/60" office:value-type="float" office:value="2.06" calcext:value-type="float">
            <text:p>2.06</text:p>
          </table:table-cell>
          <table:table-cell office:value-type="float" office:value="650" calcext:value-type="float">
            <text:p>650</text:p>
          </table:table-cell>
          <table:table-cell table:formula="of:=[.J2]/1000" office:value-type="float" office:value="0.65" calcext:value-type="float">
            <text:p>0.65</text:p>
          </table:table-cell>
          <table:table-cell table:formula="of:=([.C2]*[.G2])/0.000001" office:value-type="float" office:value="6610375.2" calcext:value-type="float">
            <text:p>6610375.2</text:p>
          </table:table-cell>
          <table:table-cell table:formula="of:=[.G2]/([.I2]*[.K2])" office:value-type="float" office:value="0.748" calcext:value-type="float">
            <text:p>0.748</text:p>
          </table:table-cell>
          <table:table-cell table:formula="of:=[.L2]/[.M2]" office:value-type="float" office:value="8837400" calcext:value-type="float">
            <text:p>8837400</text:p>
          </table:table-cell>
          <table:table-cell table:style-name="ce2" table:number-columns-repeated="1010"/>
        </table:table-row>
        <table:table-row table:style-name="ro1">
          <table:table-cell office:value-type="string" calcext:value-type="string">
            <text:p>Australian Maritime College</text:p>
          </table:table-cell>
          <table:table-cell office:value-type="string" calcext:value-type="string">
            <text:p>AMC Explorer</text:p>
          </table:table-cell>
          <table:table-cell office:value-type="float" office:value="6.6" calcext:value-type="float">
            <text:p>6.6</text:p>
          </table:table-cell>
          <table:table-cell office:value-type="float" office:value="0.74" calcext:value-type="float">
            <text:p>0.7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0173813" calcext:value-type="float">
            <text:p>1.0173813</text:p>
          </table:table-cell>
          <table:table-cell office:value-type="float" office:value="127.08" calcext:value-type="float">
            <text:p>127.08</text:p>
          </table:table-cell>
          <table:table-cell table:formula="of:=[.H3]/60" office:value-type="float" office:value="2.118" calcext:value-type="float">
            <text:p>2.118</text:p>
          </table:table-cell>
          <table:table-cell office:value-type="float" office:value="650" calcext:value-type="float">
            <text:p>650</text:p>
          </table:table-cell>
          <table:table-cell table:formula="of:=[.J3]/1000" office:value-type="float" office:value="0.65" calcext:value-type="float">
            <text:p>0.65</text:p>
          </table:table-cell>
          <table:table-cell table:formula="of:=([.C3]*[.G3])/0.000001" office:value-type="float" office:value="6714716.58" calcext:value-type="float">
            <text:p>6714716.58</text:p>
          </table:table-cell>
          <table:table-cell table:formula="of:=[.G3]/([.I3]*[.K3])" office:value-type="float" office:value="0.739" calcext:value-type="float">
            <text:p>0.739</text:p>
          </table:table-cell>
          <table:table-cell table:formula="of:=[.L3]/[.M3]" office:value-type="float" office:value="9086220" calcext:value-type="float">
            <text:p>9086220</text:p>
          </table:table-cell>
          <table:table-cell table:style-name="ce2" table:number-columns-repeated="1010"/>
        </table:table-row>
        <table:table-row table:style-name="ro1">
          <table:table-cell office:value-type="string" calcext:value-type="string">
            <text:p>Australian Maritime College</text:p>
          </table:table-cell>
          <table:table-cell office:value-type="string" calcext:value-type="string">
            <text:p>AMC Explorer</text:p>
          </table:table-cell>
          <table:table-cell office:value-type="float" office:value="6.6" calcext:value-type="float">
            <text:p>6.6</text:p>
          </table:table-cell>
          <table:table-cell office:value-type="float" office:value="0.74" calcext:value-type="float">
            <text:p>0.7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26074" calcext:value-type="float">
            <text:p>1.26074</text:p>
          </table:table-cell>
          <table:table-cell office:value-type="float" office:value="156" calcext:value-type="float">
            <text:p>156</text:p>
          </table:table-cell>
          <table:table-cell table:formula="of:=[.H4]/60" office:value-type="float" office:value="2.6" calcext:value-type="float">
            <text:p>2.6</text:p>
          </table:table-cell>
          <table:table-cell office:value-type="float" office:value="650" calcext:value-type="float">
            <text:p>650</text:p>
          </table:table-cell>
          <table:table-cell table:formula="of:=[.J4]/1000" office:value-type="float" office:value="0.65" calcext:value-type="float">
            <text:p>0.65</text:p>
          </table:table-cell>
          <table:table-cell table:formula="of:=([.C4]*[.G4])/0.000001" office:value-type="float" office:value="8320884" calcext:value-type="float">
            <text:p>8320884</text:p>
          </table:table-cell>
          <table:table-cell table:formula="of:=[.G4]/([.I4]*[.K4])" office:value-type="float" office:value="0.746" calcext:value-type="float">
            <text:p>0.746</text:p>
          </table:table-cell>
          <table:table-cell table:formula="of:=[.L4]/[.M4]" office:value-type="float" office:value="11154000" calcext:value-type="float">
            <text:p>11154000</text:p>
          </table:table-cell>
          <table:table-cell table:style-name="ce2" table:number-columns-repeated="1010"/>
        </table:table-row>
        <table:table-row table:style-name="ro1">
          <table:table-cell office:value-type="string" calcext:value-type="string">
            <text:p>Australian Maritime College</text:p>
          </table:table-cell>
          <table:table-cell office:value-type="string" calcext:value-type="string">
            <text:p>AMC Explorer</text:p>
          </table:table-cell>
          <table:table-cell office:value-type="float" office:value="6.6" calcext:value-type="float">
            <text:p>6.6</text:p>
          </table:table-cell>
          <table:table-cell office:value-type="float" office:value="0.74" calcext:value-type="float">
            <text:p>0.7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4778348" calcext:value-type="float">
            <text:p>1.4778348</text:p>
          </table:table-cell>
          <table:table-cell office:value-type="float" office:value="186.36" calcext:value-type="float">
            <text:p>186.36</text:p>
          </table:table-cell>
          <table:table-cell table:formula="of:=[.H5]/60" office:value-type="float" office:value="3.106" calcext:value-type="float">
            <text:p>3.106</text:p>
          </table:table-cell>
          <table:table-cell office:value-type="float" office:value="650" calcext:value-type="float">
            <text:p>650</text:p>
          </table:table-cell>
          <table:table-cell table:formula="of:=[.J5]/1000" office:value-type="float" office:value="0.65" calcext:value-type="float">
            <text:p>0.65</text:p>
          </table:table-cell>
          <table:table-cell table:formula="of:=([.C5]*[.G5])/0.000001" office:value-type="float" office:value="9753709.68" calcext:value-type="float">
            <text:p>9753709.68</text:p>
          </table:table-cell>
          <table:table-cell table:formula="of:=[.G5]/([.I5]*[.K5])" office:value-type="float" office:value="0.732" calcext:value-type="float">
            <text:p>0.732</text:p>
          </table:table-cell>
          <table:table-cell table:formula="of:=[.L5]/[.M5]" office:value-type="float" office:value="13324740" calcext:value-type="float">
            <text:p>13324740</text:p>
          </table:table-cell>
          <table:table-cell table:style-name="ce2" table:number-columns-repeated="1010"/>
        </table:table-row>
        <table:table-row table:style-name="ro1">
          <table:table-cell office:value-type="string" calcext:value-type="string">
            <text:p>Australian Maritime College</text:p>
          </table:table-cell>
          <table:table-cell office:value-type="string" calcext:value-type="string">
            <text:p>AMC Explorer</text:p>
          </table:table-cell>
          <table:table-cell office:value-type="float" office:value="6.6" calcext:value-type="float">
            <text:p>6.6</text:p>
          </table:table-cell>
          <table:table-cell office:value-type="float" office:value="0.74" calcext:value-type="float">
            <text:p>0.7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8636046" calcext:value-type="float">
            <text:p>1.8636046</text:p>
          </table:table-cell>
          <table:table-cell office:value-type="float" office:value="229.98" calcext:value-type="float">
            <text:p>229.98</text:p>
          </table:table-cell>
          <table:table-cell table:formula="of:=[.H6]/60" office:value-type="float" office:value="3.833" calcext:value-type="float">
            <text:p>3.833</text:p>
          </table:table-cell>
          <table:table-cell office:value-type="float" office:value="650" calcext:value-type="float">
            <text:p>650</text:p>
          </table:table-cell>
          <table:table-cell table:formula="of:=[.J6]/1000" office:value-type="float" office:value="0.65" calcext:value-type="float">
            <text:p>0.65</text:p>
          </table:table-cell>
          <table:table-cell table:formula="of:=([.C6]*[.G6])/0.000001" office:value-type="float" office:value="12299790.36" calcext:value-type="float">
            <text:p>12299790.36</text:p>
          </table:table-cell>
          <table:table-cell table:formula="of:=[.G6]/([.I6]*[.K6])" office:value-type="float" office:value="0.748" calcext:value-type="float">
            <text:p>0.748</text:p>
          </table:table-cell>
          <table:table-cell table:formula="of:=[.L6]/[.M6]" office:value-type="float" office:value="16443570" calcext:value-type="float">
            <text:p>16443570</text:p>
          </table:table-cell>
          <table:table-cell table:style-name="ce2" table:number-columns-repeated="1010"/>
        </table:table-row>
        <table:table-row table:style-name="ro1">
          <table:table-cell office:value-type="string" calcext:value-type="string">
            <text:p>International Submarine Engineering</text:p>
          </table:table-cell>
          <table:table-cell office:value-type="string" calcext:value-type="string">
            <text:p>MUN Explorer</text:p>
          </table:table-cell>
          <table:table-cell office:value-type="float" office:value="4.5" calcext:value-type="float">
            <text:p>4.5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table:formula="of:=[.H7]/60" office:value-type="float" office:value="1.91666666666667" calcext:value-type="float">
            <text:p>1.91666666666667</text:p>
          </table:table-cell>
          <table:table-cell office:value-type="float" office:value="650" calcext:value-type="float">
            <text:p>650</text:p>
          </table:table-cell>
          <table:table-cell table:formula="of:=[.J7]/1000" office:value-type="float" office:value="0.65" calcext:value-type="float">
            <text:p>0.65</text:p>
          </table:table-cell>
          <table:table-cell table:formula="of:=([.C7]*[.G7])/0.000001" office:value-type="float" office:value="4500000" calcext:value-type="float">
            <text:p>4500000</text:p>
          </table:table-cell>
          <table:table-cell table:formula="of:=[.G7]/([.I7]*[.K7])" office:value-type="float" office:value="0.802675585284281" calcext:value-type="float">
            <text:p>0.802675585284281</text:p>
          </table:table-cell>
          <table:table-cell table:formula="of:=[.L7]/[.M7]" office:value-type="float" office:value="5606250" calcext:value-type="float">
            <text:p>5606250</text:p>
          </table:table-cell>
          <table:table-cell table:style-name="ce2" table:number-columns-repeated="1010"/>
        </table:table-row>
        <table:table-row table:style-name="ro1">
          <table:table-cell office:value-type="string" calcext:value-type="string">
            <text:p>International Submarine Engineering</text:p>
          </table:table-cell>
          <table:table-cell office:value-type="string" calcext:value-type="string">
            <text:p>MUN Explorer</text:p>
          </table:table-cell>
          <table:table-cell office:value-type="float" office:value="4.5" calcext:value-type="float">
            <text:p>4.5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173.75" calcext:value-type="float">
            <text:p>173.75</text:p>
          </table:table-cell>
          <table:table-cell table:formula="of:=[.H8]/60" office:value-type="float" office:value="2.89583333333333" calcext:value-type="float">
            <text:p>2.89583333333333</text:p>
          </table:table-cell>
          <table:table-cell office:value-type="float" office:value="650" calcext:value-type="float">
            <text:p>650</text:p>
          </table:table-cell>
          <table:table-cell table:formula="of:=[.J8]/1000" office:value-type="float" office:value="0.65" calcext:value-type="float">
            <text:p>0.65</text:p>
          </table:table-cell>
          <table:table-cell table:formula="of:=([.C8]*[.G8])/0.000001" office:value-type="float" office:value="6750000" calcext:value-type="float">
            <text:p>6750000</text:p>
          </table:table-cell>
          <table:table-cell table:formula="of:=[.G8]/([.I8]*[.K8])" office:value-type="float" office:value="0.796900940785833" calcext:value-type="float">
            <text:p>0.796900940785833</text:p>
          </table:table-cell>
          <table:table-cell table:formula="of:=[.L8]/[.M8]" office:value-type="float" office:value="8470312.5" calcext:value-type="float">
            <text:p>8470312.5</text:p>
          </table:table-cell>
          <table:table-cell table:style-name="ce2" table:number-columns-repeated="1010"/>
        </table:table-row>
        <table:table-row table:style-name="ro1">
          <table:table-cell office:value-type="string" calcext:value-type="string">
            <text:p>International Submarine Engineering</text:p>
          </table:table-cell>
          <table:table-cell office:value-type="string" calcext:value-type="string">
            <text:p>MUN Explorer</text:p>
          </table:table-cell>
          <table:table-cell office:value-type="float" office:value="4.5" calcext:value-type="float">
            <text:p>4.5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17" calcext:value-type="float">
            <text:p>217</text:p>
          </table:table-cell>
          <table:table-cell table:formula="of:=[.H9]/60" office:value-type="float" office:value="3.61666666666667" calcext:value-type="float">
            <text:p>3.61666666666667</text:p>
          </table:table-cell>
          <table:table-cell office:value-type="float" office:value="650" calcext:value-type="float">
            <text:p>650</text:p>
          </table:table-cell>
          <table:table-cell table:formula="of:=[.J9]/1000" office:value-type="float" office:value="0.65" calcext:value-type="float">
            <text:p>0.65</text:p>
          </table:table-cell>
          <table:table-cell table:formula="of:=([.C9]*[.G9])/0.000001" office:value-type="float" office:value="9000000" calcext:value-type="float">
            <text:p>9000000</text:p>
          </table:table-cell>
          <table:table-cell table:formula="of:=[.G9]/([.I9]*[.K9])" office:value-type="float" office:value="0.850762141084722" calcext:value-type="float">
            <text:p>0.850762141084722</text:p>
          </table:table-cell>
          <table:table-cell table:formula="of:=[.L9]/[.M9]" office:value-type="float" office:value="10578750" calcext:value-type="float">
            <text:p>10578750</text:p>
          </table:table-cell>
          <table:table-cell table:style-name="ce2" table:number-columns-repeated="1010"/>
        </table:table-row>
        <table:table-row table:style-name="ro1">
          <table:table-cell office:value-type="string" calcext:value-type="string">
            <text:p>International Submarine Engineering</text:p>
          </table:table-cell>
          <table:table-cell office:value-type="string" calcext:value-type="string">
            <text:p>MUN Explorer</text:p>
          </table:table-cell>
          <table:table-cell office:value-type="float" office:value="4.5" calcext:value-type="float">
            <text:p>4.5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275" calcext:value-type="float">
            <text:p>275</text:p>
          </table:table-cell>
          <table:table-cell table:formula="of:=[.H10]/60" office:value-type="float" office:value="4.58333333333333" calcext:value-type="float">
            <text:p>4.58333333333333</text:p>
          </table:table-cell>
          <table:table-cell office:value-type="float" office:value="650" calcext:value-type="float">
            <text:p>650</text:p>
          </table:table-cell>
          <table:table-cell table:formula="of:=[.J10]/1000" office:value-type="float" office:value="0.65" calcext:value-type="float">
            <text:p>0.65</text:p>
          </table:table-cell>
          <table:table-cell table:formula="of:=([.C10]*[.G10])/0.000001" office:value-type="float" office:value="11250000" calcext:value-type="float">
            <text:p>11250000</text:p>
          </table:table-cell>
          <table:table-cell table:formula="of:=[.G10]/([.I10]*[.K10])" office:value-type="float" office:value="0.839160839160839" calcext:value-type="float">
            <text:p>0.839160839160839</text:p>
          </table:table-cell>
          <table:table-cell table:formula="of:=[.L10]/[.M10]" office:value-type="float" office:value="13406250" calcext:value-type="float">
            <text:p>13406250</text:p>
          </table:table-cell>
          <table:table-cell table:style-name="ce2" table:number-columns-repeated="1010"/>
        </table:table-row>
        <table:table-row table:style-name="ro1">
          <table:table-cell table:style-name="Default" office:value-type="string" calcext:value-type="string">
            <text:p>Kongsberg Maritime</text:p>
          </table:table-cell>
          <table:table-cell table:style-name="Default" office:value-type="string" calcext:value-type="string">
            <text:p>HUGIN 4500</text:p>
          </table:table-cell>
          <table:table-cell table:style-name="Default" office:value-type="float" office:value="6.5" calcext:value-type="float">
            <text:p>6.5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.73" calcext:value-type="float">
            <text:p>1.73</text:p>
          </table:table-cell>
          <table:table-cell table:style-name="Default" office:value-type="float" office:value="155.143674125175" calcext:value-type="float">
            <text:p>155.143674125175</text:p>
          </table:table-cell>
          <table:table-cell table:formula="of:=[.H11]/60" office:value-type="float" office:value="2.58572790208625" calcext:value-type="float">
            <text:p>2.58572790208625</text:p>
          </table:table-cell>
          <table:table-cell office:value-type="float" office:value="700" calcext:value-type="float">
            <text:p>700</text:p>
          </table:table-cell>
          <table:table-cell table:formula="of:=[.J11]/1000" office:value-type="float" office:value="0.7" calcext:value-type="float">
            <text:p>0.7</text:p>
          </table:table-cell>
          <table:table-cell table:formula="of:=([.C11]*[.G11])/0.000001" office:value-type="float" office:value="11245000" calcext:value-type="float">
            <text:p>11245000</text:p>
          </table:table-cell>
          <table:table-cell table:formula="of:=[.G11]/([.I11]*[.K11])" office:value-type="float" office:value="0.955796071750064" calcext:value-type="float">
            <text:p>0.955796071750064</text:p>
          </table:table-cell>
          <table:table-cell table:formula="of:=[.L11]/[.M11]*(3/2)" office:value-type="float" office:value="17647592.9317387" calcext:value-type="float">
            <text:p>17647592.9317387</text:p>
          </table:table-cell>
          <table:table-cell table:number-columns-repeated="1010"/>
        </table:table-row>
        <table:table-row table:style-name="ro1">
          <table:table-cell table:style-name="Default" office:value-type="string" calcext:value-type="string">
            <text:p>Kongsberg Maritime</text:p>
          </table:table-cell>
          <table:table-cell table:style-name="Default" office:value-type="string" calcext:value-type="string">
            <text:p>HUGIN 4500</text:p>
          </table:table-cell>
          <table:table-cell table:style-name="Default" office:value-type="float" office:value="6.5" calcext:value-type="float">
            <text:p>6.5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.87" calcext:value-type="float">
            <text:p>1.87</text:p>
          </table:table-cell>
          <table:table-cell table:style-name="Default" office:value-type="float" office:value="165.122719893038" calcext:value-type="float">
            <text:p>165.122719893038</text:p>
          </table:table-cell>
          <table:table-cell table:formula="of:=[.H12]/60" office:value-type="float" office:value="2.75204533155063" calcext:value-type="float">
            <text:p>2.75204533155063</text:p>
          </table:table-cell>
          <table:table-cell office:value-type="float" office:value="700" calcext:value-type="float">
            <text:p>700</text:p>
          </table:table-cell>
          <table:table-cell table:formula="of:=[.J12]/1000" office:value-type="float" office:value="0.7" calcext:value-type="float">
            <text:p>0.7</text:p>
          </table:table-cell>
          <table:table-cell table:formula="of:=([.C12]*[.G12])/0.000001" office:value-type="float" office:value="12155000" calcext:value-type="float">
            <text:p>12155000</text:p>
          </table:table-cell>
          <table:table-cell table:formula="of:=[.G12]/([.I12]*[.K12])" office:value-type="float" office:value="0.970706601669007" calcext:value-type="float">
            <text:p>0.970706601669007</text:p>
          </table:table-cell>
          <table:table-cell table:formula="of:=[.L12]/[.M12]*(3/2)" office:value-type="float" office:value="18782709.3878331" calcext:value-type="float">
            <text:p>18782709.3878331</text:p>
          </table:table-cell>
          <table:table-cell table:number-columns-repeated="1010"/>
        </table:table-row>
        <table:table-row table:style-name="ro1">
          <table:table-cell table:style-name="Default" office:value-type="string" calcext:value-type="string">
            <text:p>Kongsberg Maritime</text:p>
          </table:table-cell>
          <table:table-cell table:style-name="Default" office:value-type="string" calcext:value-type="string">
            <text:p>HUGIN 4500</text:p>
          </table:table-cell>
          <table:table-cell table:style-name="Default" office:value-type="float" office:value="6.5" calcext:value-type="float">
            <text:p>6.5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75.063677271119" calcext:value-type="float">
            <text:p>175.063677271119</text:p>
          </table:table-cell>
          <table:table-cell table:formula="of:=[.H13]/60" office:value-type="float" office:value="2.91772795451865" calcext:value-type="float">
            <text:p>2.91772795451865</text:p>
          </table:table-cell>
          <table:table-cell office:value-type="float" office:value="700" calcext:value-type="float">
            <text:p>700</text:p>
          </table:table-cell>
          <table:table-cell table:formula="of:=[.J13]/1000" office:value-type="float" office:value="0.7" calcext:value-type="float">
            <text:p>0.7</text:p>
          </table:table-cell>
          <table:table-cell table:formula="of:=([.C13]*[.G13])/0.000001" office:value-type="float" office:value="13000000" calcext:value-type="float">
            <text:p>13000000</text:p>
          </table:table-cell>
          <table:table-cell table:formula="of:=[.G13]/([.I13]*[.K13])" office:value-type="float" office:value="0.979235522187062" calcext:value-type="float">
            <text:p>0.979235522187062</text:p>
          </table:table-cell>
          <table:table-cell table:formula="of:=[.L13]/[.M13]*(3/2)" office:value-type="float" office:value="19913493.2895898" calcext:value-type="float">
            <text:p>19913493.28958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ational Oceanography Center</text:p>
          </table:table-cell>
          <table:table-cell office:value-type="string" calcext:value-type="string">
            <text:p>Autosub3</text:p>
          </table:table-cell>
          <table:table-cell office:value-type="float" office:value="6.8" calcext:value-type="float">
            <text:p>6.8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I14]*60" office:value-type="float" office:value="149.876352009592" calcext:value-type="float">
            <text:p>149.876352009592</text:p>
          </table:table-cell>
          <table:table-cell table:style-name="Default" office:value-type="float" office:value="2.49793920015987" calcext:value-type="float">
            <text:p>2.49793920015987</text:p>
          </table:table-cell>
          <table:table-cell office:value-type="float" office:value="700" calcext:value-type="float">
            <text:p>700</text:p>
          </table:table-cell>
          <table:table-cell table:formula="of:=[.J14]/1000" office:value-type="float" office:value="0.7" calcext:value-type="float">
            <text:p>0.7</text:p>
          </table:table-cell>
          <table:table-cell table:formula="of:=([.C14]*[.G14])/0.000001" office:value-type="float" office:value="6800000" calcext:value-type="float">
            <text:p>6800000</text:p>
          </table:table-cell>
          <table:table-cell table:formula="of:=[.G14]/([.I14]*[.K14])" office:value-type="float" office:value="0.5719" calcext:value-type="float">
            <text:p>0.5719</text:p>
          </table:table-cell>
          <table:table-cell table:formula="of:=[.L14]/[.M14]" office:value-type="float" office:value="11890190.592761" calcext:value-type="float">
            <text:p>11890190.5927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ational Oceanography Center</text:p>
          </table:table-cell>
          <table:table-cell office:value-type="string" calcext:value-type="string">
            <text:p>Autosub3</text:p>
          </table:table-cell>
          <table:table-cell office:value-type="float" office:value="6.8" calcext:value-type="float">
            <text:p>6.8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table:formula="of:=[.I15]*60" office:value-type="float" office:value="223.563603845294" calcext:value-type="float">
            <text:p>223.563603845294</text:p>
          </table:table-cell>
          <table:table-cell table:style-name="Default" office:value-type="float" office:value="3.72606006408823" calcext:value-type="float">
            <text:p>3.72606006408823</text:p>
          </table:table-cell>
          <table:table-cell office:value-type="float" office:value="700" calcext:value-type="float">
            <text:p>700</text:p>
          </table:table-cell>
          <table:table-cell table:formula="of:=[.J15]/1000" office:value-type="float" office:value="0.7" calcext:value-type="float">
            <text:p>0.7</text:p>
          </table:table-cell>
          <table:table-cell table:formula="of:=([.C15]*[.G15])/0.000001" office:value-type="float" office:value="10200000" calcext:value-type="float">
            <text:p>10200000</text:p>
          </table:table-cell>
          <table:table-cell table:formula="of:=[.G15]/([.I15]*[.K15])" office:value-type="float" office:value="0.575100000000001" calcext:value-type="float">
            <text:p>0.575100000000001</text:p>
          </table:table-cell>
          <table:table-cell table:formula="of:=[.L15]/[.M15]" office:value-type="float" office:value="17736045.90506" calcext:value-type="float">
            <text:p>17736045.905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ational Oceanography Center</text:p>
          </table:table-cell>
          <table:table-cell office:value-type="string" calcext:value-type="string">
            <text:p>Autosub3</text:p>
          </table:table-cell>
          <table:table-cell office:value-type="float" office:value="6.8" calcext:value-type="float">
            <text:p>6.8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I16]*60" office:value-type="float" office:value="293.99514908004" calcext:value-type="float">
            <text:p>293.99514908004</text:p>
          </table:table-cell>
          <table:table-cell table:style-name="Default" office:value-type="float" office:value="4.899919151334" calcext:value-type="float">
            <text:p>4.899919151334</text:p>
          </table:table-cell>
          <table:table-cell office:value-type="float" office:value="700" calcext:value-type="float">
            <text:p>700</text:p>
          </table:table-cell>
          <table:table-cell table:formula="of:=[.J16]/1000" office:value-type="float" office:value="0.7" calcext:value-type="float">
            <text:p>0.7</text:p>
          </table:table-cell>
          <table:table-cell table:formula="of:=([.C16]*[.G16])/0.000001" office:value-type="float" office:value="13600000" calcext:value-type="float">
            <text:p>13600000</text:p>
          </table:table-cell>
          <table:table-cell table:formula="of:=[.G16]/([.I16]*[.K16])" office:value-type="float" office:value="0.5831" calcext:value-type="float">
            <text:p>0.5831</text:p>
          </table:table-cell>
          <table:table-cell table:formula="of:=[.L16]/[.M16]" office:value-type="float" office:value="23323615.1603498" calcext:value-type="float">
            <text:p>23323615.1603498</text:p>
          </table:table-cell>
          <table:table-cell table:number-columns-repeated="1010"/>
        </table:table-row>
        <table:table-row table:style-name="ro1">
          <table:table-cell table:style-name="Default" office:value-type="string" calcext:value-type="string">
            <text:p>Defence Science and Technology Organization</text:p>
          </table:table-cell>
          <table:table-cell table:style-name="Default" office:value-type="string" calcext:value-type="string">
            <text:p>Wayamba</text:p>
          </table:table-cell>
          <table:table-cell table:style-name="Default" office:value-type="float" office:value="4.3" calcext:value-type="float">
            <text:p>4.3</text:p>
          </table:table-cell>
          <table:table-cell table:style-name="Default" office:value-type="float" office:value="1.5" calcext:value-type="float">
            <text:p>1.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488193901485535" calcext:value-type="float">
            <text:p>0.488193901485535</text:p>
          </table:table-cell>
          <table:table-cell table:style-name="Default" office:value-type="float" office:value="394.827060758278" calcext:value-type="float">
            <text:p>394.827060758278</text:p>
          </table:table-cell>
          <table:table-cell table:style-name="Default" table:formula="of:=[.H17]/60" office:value-type="float" office:value="6.58045101263797" calcext:value-type="float">
            <text:p>6.58045101263797</text:p>
          </table:table-cell>
          <table:table-cell table:style-name="Default" office:value-type="float" office:value="560" calcext:value-type="float">
            <text:p>560</text:p>
          </table:table-cell>
          <table:table-cell table:formula="of:=[.J17]/1000" office:value-type="float" office:value="0.56" calcext:value-type="float">
            <text:p>0.56</text:p>
          </table:table-cell>
          <table:table-cell table:formula="of:=([.C17]*[.G17])/0.000001" office:value-type="float" office:value="2099233.7763878" calcext:value-type="float">
            <text:p>2099233.7763878</text:p>
          </table:table-cell>
          <table:table-cell table:formula="of:=[.G17]/([.I17]*[.K17])" office:value-type="float" office:value="0.132479494552431" calcext:value-type="float">
            <text:p>0.132479494552431</text:p>
          </table:table-cell>
          <table:table-cell table:formula="of:=[.L17]/[.M17]" office:value-type="float" office:value="15845726.0384322" calcext:value-type="float">
            <text:p>15845726.0384322</text:p>
          </table:table-cell>
          <table:table-cell table:number-columns-repeated="1010"/>
        </table:table-row>
        <table:table-row table:style-name="ro1">
          <table:table-cell table:style-name="Default" office:value-type="string" calcext:value-type="string">
            <text:p>Defence Science and Technology Organization</text:p>
          </table:table-cell>
          <table:table-cell table:style-name="Default" office:value-type="string" calcext:value-type="string">
            <text:p>Wayamba</text:p>
          </table:table-cell>
          <table:table-cell table:style-name="Default" office:value-type="float" office:value="4.3" calcext:value-type="float">
            <text:p>4.3</text:p>
          </table:table-cell>
          <table:table-cell table:style-name="Default" office:value-type="float" office:value="1.5" calcext:value-type="float">
            <text:p>1.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769507427677873" calcext:value-type="float">
            <text:p>0.769507427677873</text:p>
          </table:table-cell>
          <table:table-cell table:style-name="Default" office:value-type="float" office:value="601.057216049665" calcext:value-type="float">
            <text:p>601.057216049665</text:p>
          </table:table-cell>
          <table:table-cell table:style-name="Default" table:formula="of:=[.H18]/60" office:value-type="float" office:value="10.0176202674944" calcext:value-type="float">
            <text:p>10.0176202674944</text:p>
          </table:table-cell>
          <table:table-cell table:style-name="Default" office:value-type="float" office:value="560" calcext:value-type="float">
            <text:p>560</text:p>
          </table:table-cell>
          <table:table-cell table:formula="of:=[.J18]/1000" office:value-type="float" office:value="0.56" calcext:value-type="float">
            <text:p>0.56</text:p>
          </table:table-cell>
          <table:table-cell table:formula="of:=([.C18]*[.G18])/0.000001" office:value-type="float" office:value="3308881.93901485" calcext:value-type="float">
            <text:p>3308881.93901485</text:p>
          </table:table-cell>
          <table:table-cell table:formula="of:=[.G18]/([.I18]*[.K18])" office:value-type="float" office:value="0.137170342843443" calcext:value-type="float">
            <text:p>0.137170342843443</text:p>
          </table:table-cell>
          <table:table-cell table:formula="of:=[.L18]/[.M18]" office:value-type="float" office:value="24122429.6041265" calcext:value-type="float">
            <text:p>24122429.6041265</text:p>
          </table:table-cell>
          <table:table-cell table:number-columns-repeated="1010"/>
        </table:table-row>
        <table:table-row table:style-name="ro1">
          <table:table-cell table:style-name="Default" office:value-type="string" calcext:value-type="string">
            <text:p>Defence Science and Technology Organization</text:p>
          </table:table-cell>
          <table:table-cell table:style-name="Default" office:value-type="string" calcext:value-type="string">
            <text:p>Wayamba</text:p>
          </table:table-cell>
          <table:table-cell table:style-name="Default" office:value-type="float" office:value="4.3" calcext:value-type="float">
            <text:p>4.3</text:p>
          </table:table-cell>
          <table:table-cell table:style-name="Default" office:value-type="float" office:value="1.5" calcext:value-type="float">
            <text:p>1.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806724003127443" calcext:value-type="float">
            <text:p>0.806724003127443</text:p>
          </table:table-cell>
          <table:table-cell table:style-name="Default" office:value-type="float" office:value="598.665870849833" calcext:value-type="float">
            <text:p>598.665870849833</text:p>
          </table:table-cell>
          <table:table-cell table:style-name="Default" table:formula="of:=[.H19]/60" office:value-type="float" office:value="9.97776451416388" calcext:value-type="float">
            <text:p>9.97776451416388</text:p>
          </table:table-cell>
          <table:table-cell table:style-name="Default" office:value-type="float" office:value="560" calcext:value-type="float">
            <text:p>560</text:p>
          </table:table-cell>
          <table:table-cell table:formula="of:=[.J19]/1000" office:value-type="float" office:value="0.56" calcext:value-type="float">
            <text:p>0.56</text:p>
          </table:table-cell>
          <table:table-cell table:formula="of:=([.C19]*[.G19])/0.000001" office:value-type="float" office:value="3468913.213448" calcext:value-type="float">
            <text:p>3468913.213448</text:p>
          </table:table-cell>
          <table:table-cell table:formula="of:=[.G19]/([.I19]*[.K19])" office:value-type="float" office:value="0.144378891180317" calcext:value-type="float">
            <text:p>0.144378891180317</text:p>
          </table:table-cell>
          <table:table-cell table:formula="of:=[.L19]/[.M19]" office:value-type="float" office:value="24026456.9501066" calcext:value-type="float">
            <text:p>24026456.9501066</text:p>
          </table:table-cell>
          <table:table-cell table:number-columns-repeated="1010"/>
        </table:table-row>
        <table:table-row table:style-name="ro1">
          <table:table-cell table:style-name="Default" office:value-type="string" calcext:value-type="string">
            <text:p>Defence Science and Technology Organization</text:p>
          </table:table-cell>
          <table:table-cell table:style-name="Default" office:value-type="string" calcext:value-type="string">
            <text:p>Wayamba</text:p>
          </table:table-cell>
          <table:table-cell table:style-name="Default" office:value-type="float" office:value="4.3" calcext:value-type="float">
            <text:p>4.3</text:p>
          </table:table-cell>
          <table:table-cell table:style-name="Default" office:value-type="float" office:value="1.5" calcext:value-type="float">
            <text:p>1.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.0573885848319" calcext:value-type="float">
            <text:p>1.0573885848319</text:p>
          </table:table-cell>
          <table:table-cell table:style-name="Default" office:value-type="float" office:value="804.814237461747" calcext:value-type="float">
            <text:p>804.814237461747</text:p>
          </table:table-cell>
          <table:table-cell table:style-name="Default" table:formula="of:=[.H20]/60" office:value-type="float" office:value="13.4135706243625" calcext:value-type="float">
            <text:p>13.4135706243625</text:p>
          </table:table-cell>
          <table:table-cell table:style-name="Default" office:value-type="float" office:value="560" calcext:value-type="float">
            <text:p>560</text:p>
          </table:table-cell>
          <table:table-cell table:formula="of:=[.J20]/1000" office:value-type="float" office:value="0.56" calcext:value-type="float">
            <text:p>0.56</text:p>
          </table:table-cell>
          <table:table-cell table:formula="of:=([.C20]*[.G20])/0.000001" office:value-type="float" office:value="4546770.91477717" calcext:value-type="float">
            <text:p>4546770.91477717</text:p>
          </table:table-cell>
          <table:table-cell table:formula="of:=[.G20]/([.I20]*[.K20])" office:value-type="float" office:value="0.140767432800934" calcext:value-type="float">
            <text:p>0.140767432800934</text:p>
          </table:table-cell>
          <table:table-cell table:formula="of:=[.L20]/[.M20]" office:value-type="float" office:value="32299878.0634649" calcext:value-type="float">
            <text:p>32299878.0634649</text:p>
          </table:table-cell>
          <table:table-cell table:number-columns-repeated="1010"/>
        </table:table-row>
        <table:table-row table:style-name="ro1">
          <table:table-cell table:style-name="Default" office:value-type="string" calcext:value-type="string">
            <text:p>Defence Science and Technology Organization</text:p>
          </table:table-cell>
          <table:table-cell table:style-name="Default" office:value-type="string" calcext:value-type="string">
            <text:p>Wayamba</text:p>
          </table:table-cell>
          <table:table-cell table:style-name="Default" office:value-type="float" office:value="4.3" calcext:value-type="float">
            <text:p>4.3</text:p>
          </table:table-cell>
          <table:table-cell table:style-name="Default" office:value-type="float" office:value="1.5" calcext:value-type="float">
            <text:p>1.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.07380766223612" calcext:value-type="float">
            <text:p>1.07380766223612</text:p>
          </table:table-cell>
          <table:table-cell table:style-name="Default" office:value-type="float" office:value="799.876732775937" calcext:value-type="float">
            <text:p>799.876732775937</text:p>
          </table:table-cell>
          <table:table-cell table:style-name="Default" table:formula="of:=[.H21]/60" office:value-type="float" office:value="13.331278879599" calcext:value-type="float">
            <text:p>13.331278879599</text:p>
          </table:table-cell>
          <table:table-cell table:style-name="Default" office:value-type="float" office:value="560" calcext:value-type="float">
            <text:p>560</text:p>
          </table:table-cell>
          <table:table-cell table:formula="of:=[.J21]/1000" office:value-type="float" office:value="0.56" calcext:value-type="float">
            <text:p>0.56</text:p>
          </table:table-cell>
          <table:table-cell table:formula="of:=([.C21]*[.G21])/0.000001" office:value-type="float" office:value="4617372.94761532" calcext:value-type="float">
            <text:p>4617372.94761532</text:p>
          </table:table-cell>
          <table:table-cell table:formula="of:=[.G21]/([.I21]*[.K21])" office:value-type="float" office:value="0.143835688974963" calcext:value-type="float">
            <text:p>0.143835688974963</text:p>
          </table:table-cell>
          <table:table-cell table:formula="of:=[.L21]/[.M21]" office:value-type="float" office:value="32101719.5420744" calcext:value-type="float">
            <text:p>32101719.5420744</text:p>
          </table:table-cell>
          <table:table-cell table:number-columns-repeated="1010"/>
        </table:table-row>
        <table:table-row table:style-name="ro1">
          <table:table-cell table:style-name="Default" office:value-type="string" calcext:value-type="string">
            <text:p>Defence Science and Technology Organization</text:p>
          </table:table-cell>
          <table:table-cell table:style-name="Default" office:value-type="string" calcext:value-type="string">
            <text:p>Wayamba</text:p>
          </table:table-cell>
          <table:table-cell table:style-name="Default" office:value-type="float" office:value="4.3" calcext:value-type="float">
            <text:p>4.3</text:p>
          </table:table-cell>
          <table:table-cell table:style-name="Default" office:value-type="float" office:value="1.5" calcext:value-type="float">
            <text:p>1.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.30805316653636" calcext:value-type="float">
            <text:p>1.30805316653636</text:p>
          </table:table-cell>
          <table:table-cell table:style-name="Default" office:value-type="float" office:value="994.773313911768" calcext:value-type="float">
            <text:p>994.773313911768</text:p>
          </table:table-cell>
          <table:table-cell table:style-name="Default" table:formula="of:=[.H22]/60" office:value-type="float" office:value="16.5795552318628" calcext:value-type="float">
            <text:p>16.5795552318628</text:p>
          </table:table-cell>
          <table:table-cell table:style-name="Default" office:value-type="float" office:value="560" calcext:value-type="float">
            <text:p>560</text:p>
          </table:table-cell>
          <table:table-cell table:formula="of:=[.J22]/1000" office:value-type="float" office:value="0.56" calcext:value-type="float">
            <text:p>0.56</text:p>
          </table:table-cell>
          <table:table-cell table:formula="of:=([.C22]*[.G22])/0.000001" office:value-type="float" office:value="5624628.61610635" calcext:value-type="float">
            <text:p>5624628.61610635</text:p>
          </table:table-cell>
          <table:table-cell table:formula="of:=[.G22]/([.I22]*[.K22])" office:value-type="float" office:value="0.140884914781598" calcext:value-type="float">
            <text:p>0.140884914781598</text:p>
          </table:table-cell>
          <table:table-cell table:formula="of:=[.L22]/[.M22]" office:value-type="float" office:value="39923568.9983256" calcext:value-type="float">
            <text:p>39923568.9983256</text:p>
          </table:table-cell>
          <table:table-cell table:number-columns-repeated="1010"/>
        </table:table-row>
      </table:table>
      <table:named-expressions/>
      <table:database-ranges>
        <table:database-range table:name="__Anonymous_Sheet_DB__0" table:target-range-address="'AUV Data'.N2:'AUV Data'.N1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NZ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NZ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1">00/00/0000</text:date>, <text:time style:data-style-name="N2" text:time-value="10:15:16.05089920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5T11:42:52.992000000</meta:creation-date>
    <meta:generator>LibreOffice/7.2.5.2.0$Linux_X86_64 LibreOffice_project/20$Build-2</meta:generator>
    <dc:date>2022-03-11T10:15:51.871354021</dc:date>
    <meta:editing-duration>PT8H13M27S</meta:editing-duration>
    <meta:editing-cycles>135</meta:editing-cycles>
    <meta:document-statistic meta:table-count="1" meta:cell-count="308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power"/>
      <style:graphic-properties svg:stroke-color="#004586"/>
    </style:style>
    <style:style style:name="ch9" style:family="chart">
      <style:chart-properties chart:solid-type="cuboid" chart:symbol-type="named-symbol" chart:symbol-name="square" chart:symbol-width="0.25cm" chart:symbol-height="0.25cm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power"/>
      <style:graphic-properties svg:stroke-color="#ff420e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1cm" svg:height="9.007cm" xlink:href=".." xlink:type="simple" chart:class="chart:scatter" chart:style-name="ch1">
        <chart:legend chart:legend-position="end" svg:x="12.625cm" svg:y="3.443cm" style:legend-expansion="high" chart:style-name="ch2"/>
        <chart:plot-area chart:style-name="ch3" table:cell-range-address="'AUV Data'.N2:'AUV Data'.N16 'AUV Data'.L2:'AUV Data'.L22" chart:data-source-has-labels="row" svg:x="0.32cm" svg:y="0.18cm" svg:width="11.985cm" svg:height="8.647cm">
          <chart:coordinate-region svg:x="2.281cm" svg:y="0.384cm" svg:width="9.169cm" svg:height="7.7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AUV Data'.L2:'AUV Data'.L16" loext:label-string="jw_1" chart:class="chart:scatter">
            <chart:domain table:cell-range-address="'AUV Data'.N2:'AUV Data'.N16"/>
            <chart:regression-curve chart:style-name="ch8">
              <chart:equation chart:display-equation="true" chart:display-r-square="true" svg:x="5.546cm" svg:y="1.313cm"/>
            </chart:regression-curve>
            <chart:data-point chart:repeated="12"/>
            <chart:data-point chart:style-name="ch9"/>
            <chart:data-point chart:repeated="2"/>
          </chart:series>
          <chart:series chart:style-name="ch10" chart:values-cell-range-address="'AUV Data'.L17:'AUV Data'.L22" loext:label-string="jw_2" chart:class="chart:scatter">
            <chart:domain table:cell-range-address="'AUV Data'.N17:'AUV Data'.N22"/>
            <chart:regression-curve chart:style-name="ch11">
              <chart:equation chart:display-equation="true" chart:display-r-square="true" svg:x="7.767cm" svg:y="6.469cm"/>
            </chart:regression-curve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  <table:table-cell office:value-type="string">
                <text:p>jw_1</text:p>
              </table:table-cell>
              <table:table-cell office:value-type="string">
                <text:p>Column N</text:p>
              </table:table-cell>
              <table:table-cell office:value-type="string">
                <text:p>jw_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837400">
                <text:p>8837400</text:p>
                <draw:g>
                  <svg:desc>'AUV Data'.N2:'AUV Data'.N16</svg:desc>
                </draw:g>
              </table:table-cell>
              <table:table-cell office:value-type="float" office:value="6610375.2">
                <text:p>6610375.2</text:p>
                <draw:g>
                  <svg:desc>'AUV Data'.L2:'AUV Data'.L16</svg:desc>
                </draw:g>
              </table:table-cell>
              <table:table-cell office:value-type="float" office:value="15845726.0384322">
                <text:p>15845726.0384322</text:p>
                <draw:g>
                  <svg:desc>'AUV Data'.N17:'AUV Data'.N22</svg:desc>
                </draw:g>
              </table:table-cell>
              <table:table-cell office:value-type="float" office:value="2099233.7763878">
                <text:p>2099233.7763878</text:p>
                <draw:g>
                  <svg:desc>'AUV Data'.L17:'AUV Data'.L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086220">
                <text:p>9086220</text:p>
              </table:table-cell>
              <table:table-cell office:value-type="float" office:value="6714716.58">
                <text:p>6714716.58</text:p>
              </table:table-cell>
              <table:table-cell office:value-type="float" office:value="24122429.6041265">
                <text:p>24122429.6041265</text:p>
              </table:table-cell>
              <table:table-cell office:value-type="float" office:value="3308881.93901485">
                <text:p>3308881.939014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154000">
                <text:p>11154000</text:p>
              </table:table-cell>
              <table:table-cell office:value-type="float" office:value="8320884">
                <text:p>8320884</text:p>
              </table:table-cell>
              <table:table-cell office:value-type="float" office:value="24026456.9501066">
                <text:p>24026456.9501066</text:p>
              </table:table-cell>
              <table:table-cell office:value-type="float" office:value="3468913.213448">
                <text:p>3468913.2134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324740">
                <text:p>13324740</text:p>
              </table:table-cell>
              <table:table-cell office:value-type="float" office:value="9753709.68">
                <text:p>9753709.68</text:p>
              </table:table-cell>
              <table:table-cell office:value-type="float" office:value="32299878.0634649">
                <text:p>32299878.0634649</text:p>
              </table:table-cell>
              <table:table-cell office:value-type="float" office:value="4546770.91477717">
                <text:p>4546770.914777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443570">
                <text:p>16443570</text:p>
              </table:table-cell>
              <table:table-cell office:value-type="float" office:value="12299790.36">
                <text:p>12299790.36</text:p>
              </table:table-cell>
              <table:table-cell office:value-type="float" office:value="32101719.5420744">
                <text:p>32101719.5420744</text:p>
              </table:table-cell>
              <table:table-cell office:value-type="float" office:value="4617372.94761532">
                <text:p>4617372.947615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606250">
                <text:p>5606250</text:p>
              </table:table-cell>
              <table:table-cell office:value-type="float" office:value="4500000">
                <text:p>4500000</text:p>
              </table:table-cell>
              <table:table-cell office:value-type="float" office:value="39923568.9983256">
                <text:p>39923568.9983256</text:p>
              </table:table-cell>
              <table:table-cell office:value-type="float" office:value="5624628.61610635">
                <text:p>5624628.616106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470312.5">
                <text:p>8470312.5</text:p>
              </table:table-cell>
              <table:table-cell office:value-type="float" office:value="6750000">
                <text:p>675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578750">
                <text:p>10578750</text:p>
              </table:table-cell>
              <table:table-cell office:value-type="float" office:value="9000000">
                <text:p>900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406250">
                <text:p>13406250</text:p>
              </table:table-cell>
              <table:table-cell office:value-type="float" office:value="11250000">
                <text:p>1125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647592.9317387">
                <text:p>17647592.9317387</text:p>
              </table:table-cell>
              <table:table-cell office:value-type="float" office:value="11245000">
                <text:p>1124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782709.3878331">
                <text:p>18782709.3878331</text:p>
              </table:table-cell>
              <table:table-cell office:value-type="float" office:value="12155000">
                <text:p>1215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913493.2895898">
                <text:p>19913493.2895898</text:p>
              </table:table-cell>
              <table:table-cell office:value-type="float" office:value="13000000">
                <text:p>1300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890190.592761">
                <text:p>11890190.592761</text:p>
              </table:table-cell>
              <table:table-cell office:value-type="float" office:value="6800000">
                <text:p>680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736045.90506">
                <text:p>17736045.90506</text:p>
              </table:table-cell>
              <table:table-cell office:value-type="float" office:value="10200000">
                <text:p>1020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3323615.1603498">
                <text:p>23323615.1603498</text:p>
              </table:table-cell>
              <table:table-cell office:value-type="float" office:value="13600000">
                <text:p>1360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5.2.0$Linux_X86_64 LibreOffice_project/2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